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2mm"/>
    </style:style>
    <style:style style:name="co3" style:family="table-column">
      <style:table-column-properties fo:break-before="auto" style:column-width="29.51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7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da7d8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ackground-color="#7da7d8" fo:border-left="none" fo:border-right="none" fo:border-top="0.74pt solid #000000"/>
    </style:style>
    <style:style style:name="ce6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74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2.01pt solid #000000" fo:background-color="#e3d200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7da7d8" fo:border-left="none" fo:border-right="0.99pt solid #000000" fo:border-top="0.74pt solid #000000"/>
    </style:style>
    <style:style style:name="ce17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99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2.01pt solid #000000" fo:background-color="#fff685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fo:background-color="#dfcce4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2.01pt solid #000000" fo:background-color="#fffbcc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000000"/>
    </style:style>
    <style:style style:name="ce62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9d85b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1" table:default-cell-style-name="ce34"/>
        <table:table-column table:style-name="co1" table:number-columns-repeated="3" table:default-cell-style-name="Default"/>
        <table:table-column table:style-name="co1" table:default-cell-style-name="ce34"/>
        <table:table-column table:style-name="co1" table:default-cell-style-name="Default"/>
        <table:table-row table:style-name="ro1">
          <table:table-cell table:number-columns-repeated="7"/>
          <table:table-cell table:style-name="ce61" table:number-columns-repeated="7"/>
          <table:table-cell table:style-name="ce66"/>
          <table:table-cell table:style-name="ce61" table:number-columns-repeated="3"/>
          <table:table-cell table:style-name="ce66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2" office:value-type="string" calcext:value-type="string">
            <text:p>Size= 32</text:p>
          </table:table-cell>
          <table:table-cell table:style-name="ce62"/>
          <table:table-cell table:style-name="ce64"/>
          <table:table-cell table:style-name="ce62"/>
          <table:table-cell table:style-name="ce62" office:value-type="string" calcext:value-type="string">
            <text:p>Size= 32</text:p>
          </table:table-cell>
          <table:table-cell table:style-name="ce62"/>
          <table:table-cell table:style-name="ce64"/>
          <table:table-cell table:style-name="ce62"/>
          <table:table-cell table:style-name="ce62" office:value-type="string" calcext:value-type="string">
            <text:p>Size= 32</text:p>
          </table:table-cell>
          <table:table-cell table:style-name="ce62"/>
          <table:table-cell table:style-name="ce64"/>
          <table:table-cell table:style-name="ce61"/>
        </table:table-row>
        <table:table-row table:style-name="ro2">
          <table:table-cell table:style-name="ce1" office:value-type="string" calcext:value-type="string" table:number-columns-spanned="2" table:number-rows-spanned="1">
            <text:p>TIME MEASURES(MS)</text:p>
          </table:table-cell>
          <table:covered-table-cell table:style-name="ce5"/>
          <table:table-cell table:style-name="ce13" office:value-type="string" calcext:value-type="string">
            <text:p>32x32</text:p>
          </table:table-cell>
          <table:table-cell table:style-name="ce20" office:value-type="string" calcext:value-type="string">
            <text:p>128x128</text:p>
          </table:table-cell>
          <table:table-cell table:style-name="ce20" office:value-type="string" calcext:value-type="string">
            <text:p>1024x1024</text:p>
          </table:table-cell>
          <table:table-cell table:style-name="ce24" office:value-type="string" calcext:value-type="string">
            <text:p>2048x2048</text:p>
          </table:table-cell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style-name="ce2" office:value-type="string" calcext:value-type="string" table:number-columns-spanned="1" table:number-rows-spanned="6">
            <text:p>ijk</text:p>
          </table:table-cell>
          <table:table-cell table:style-name="ce6" office:value-type="string" calcext:value-type="string" table:number-columns-spanned="1" table:number-rows-spanned="3">
            <text:p>normal</text:p>
          </table:table-cell>
          <table:table-cell table:style-name="ce14" office:value-type="string" calcext:value-type="string" table:number-columns-spanned="1" table:number-rows-spanned="3">
            <text:p>0.251094</text:p>
          </table:table-cell>
          <table:table-cell table:style-name="ce14" office:value-type="string" calcext:value-type="string" table:number-columns-spanned="1" table:number-rows-spanned="3">
            <text:p>14.799680</text:p>
          </table:table-cell>
          <table:table-cell table:style-name="ce14" office:value-type="string" calcext:value-type="string" table:number-columns-spanned="1" table:number-rows-spanned="3">
            <text:p>9385.264731</text:p>
          </table:table-cell>
          <table:table-cell table:style-name="ce25" office:value-type="string" calcext:value-type="string" table:number-columns-spanned="1" table:number-rows-spanned="3">
            <text:p>76684.243481</text:p>
          </table:table-cell>
          <table:table-cell/>
          <table:table-cell table:style-name="ce61"/>
          <table:table-cell table:style-name="ce63" office:value-type="string" calcext:value-type="string">
            <text:p>0.332074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33961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32009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3" office:value-type="float" office:value="1900" calcext:value-type="float">
            <text:p>1900</text:p>
          </table:table-cell>
          <table:table-cell table:style-name="ce63" office:value-type="float" office:value="120832352" calcext:value-type="float">
            <text:p>120832352</text:p>
          </table:table-cell>
          <table:table-cell table:style-name="ce65" table:formula="of:=([.I5]/[.J5])*100" office:value-type="float" office:value="0.00157242656337601" calcext:value-type="float">
            <text:p>0,001572426563376</text:p>
          </table:table-cell>
          <table:table-cell table:style-name="ce62"/>
          <table:table-cell table:style-name="ce63" office:value-type="float" office:value="1434" calcext:value-type="float">
            <text:p>1434</text:p>
          </table:table-cell>
          <table:table-cell table:style-name="ce63" office:value-type="float" office:value="2001" calcext:value-type="float">
            <text:p>2001</text:p>
          </table:table-cell>
          <table:table-cell table:style-name="ce65" table:formula="of:=([.M5]/[.N5])*100" office:value-type="float" office:value="71.664167916042" calcext:value-type="float">
            <text:p>71,664167916042</text:p>
          </table:table-cell>
          <table:table-cell table:style-name="ce62"/>
          <table:table-cell table:style-name="ce63" office:value-type="float" office:value="574" calcext:value-type="float">
            <text:p>574</text:p>
          </table:table-cell>
          <table:table-cell table:style-name="ce63" office:value-type="float" office:value="124051" calcext:value-type="float">
            <text:p>124051</text:p>
          </table:table-cell>
          <table:table-cell table:style-name="ce65" table:formula="of:=([.Q5]/[.R5])*100" office:value-type="float" office:value="0.462712916461778" calcext:value-type="float">
            <text:p>0,462712916461778</text:p>
          </table:table-cell>
          <table:table-cell table:style-name="ce61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covered-table-cell table:style-name="ce3"/>
          <table:table-cell table:style-name="ce8" office:value-type="string" calcext:value-type="string" table:number-columns-spanned="1" table:number-rows-spanned="3">
            <text:p>transposed</text:p>
          </table:table-cell>
          <table:table-cell table:style-name="ce14" office:value-type="string" calcext:value-type="string" table:number-columns-spanned="1" table:number-rows-spanned="3">
            <text:p>0.243385</text:p>
          </table:table-cell>
          <table:table-cell table:style-name="ce14" office:value-type="string" calcext:value-type="string" table:number-columns-spanned="1" table:number-rows-spanned="3">
            <text:p>14.863006</text:p>
          </table:table-cell>
          <table:table-cell table:style-name="ce14" office:value-type="string" calcext:value-type="string" table:number-columns-spanned="1" table:number-rows-spanned="3">
            <text:p>7454.937615</text:p>
          </table:table-cell>
          <table:table-cell table:style-name="ce25" office:value-type="string" calcext:value-type="string" table:number-columns-spanned="1" table:number-rows-spanned="3">
            <text:p>61904.590243</text:p>
          </table:table-cell>
          <table:table-cell/>
          <table:table-cell table:style-name="ce61"/>
          <table:table-cell table:style-name="ce63" office:value-type="string" calcext:value-type="string">
            <text:p>0.328811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29862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20433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3" office:value-type="float" office:value="2049" calcext:value-type="float">
            <text:p>2049</text:p>
          </table:table-cell>
          <table:table-cell table:style-name="ce63" office:value-type="float" office:value="120831578" calcext:value-type="float">
            <text:p>120831578</text:p>
          </table:table-cell>
          <table:table-cell table:style-name="ce65" table:formula="of:=([.I8]/[.J8])*100" office:value-type="float" office:value="0.00169574877189802" calcext:value-type="float">
            <text:p>0,001695748771898</text:p>
          </table:table-cell>
          <table:table-cell table:style-name="ce62"/>
          <table:table-cell table:style-name="ce63" office:value-type="float" office:value="1343" calcext:value-type="float">
            <text:p>1343</text:p>
          </table:table-cell>
          <table:table-cell table:style-name="ce63" office:value-type="float" office:value="1970" calcext:value-type="float">
            <text:p>1970</text:p>
          </table:table-cell>
          <table:table-cell table:style-name="ce65" table:formula="of:=([.M8]/[.N8])*100" office:value-type="float" office:value="68.1725888324873" calcext:value-type="float">
            <text:p>68,1725888324873</text:p>
          </table:table-cell>
          <table:table-cell table:style-name="ce62"/>
          <table:table-cell table:style-name="ce63" office:value-type="float" office:value="541" calcext:value-type="float">
            <text:p>541</text:p>
          </table:table-cell>
          <table:table-cell table:style-name="ce63" office:value-type="float" office:value="124341" calcext:value-type="float">
            <text:p>124341</text:p>
          </table:table-cell>
          <table:table-cell table:style-name="ce65" table:formula="of:=([.Q8]/[.R8])*100" office:value-type="float" office:value="0.435093814590521" calcext:value-type="float">
            <text:p>0,435093814590521</text:p>
          </table:table-cell>
          <table:table-cell table:style-name="ce61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style-name="ce4" office:value-type="string" calcext:value-type="string" table:number-columns-spanned="1" table:number-rows-spanned="3">
            <text:p>ikj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office:value-type="string" calcext:value-type="string" table:number-columns-spanned="1" table:number-rows-spanned="3">
            <text:p>0.250959</text:p>
          </table:table-cell>
          <table:table-cell table:style-name="ce14" office:value-type="string" calcext:value-type="string" table:number-columns-spanned="1" table:number-rows-spanned="3">
            <text:p>14.657263</text:p>
          </table:table-cell>
          <table:table-cell table:style-name="ce14" office:value-type="string" calcext:value-type="string" table:number-columns-spanned="1" table:number-rows-spanned="3">
            <text:p>7448.424988</text:p>
          </table:table-cell>
          <table:table-cell table:style-name="ce25" office:value-type="string" calcext:value-type="string" table:number-columns-spanned="1" table:number-rows-spanned="3">
            <text:p>61683.216581</text:p>
          </table:table-cell>
          <table:table-cell/>
          <table:table-cell table:style-name="ce61"/>
          <table:table-cell table:style-name="ce63" office:value-type="string" calcext:value-type="string">
            <text:p>0.245980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31168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41134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3" office:value-type="float" office:value="2020" calcext:value-type="float">
            <text:p>2020</text:p>
          </table:table-cell>
          <table:table-cell table:style-name="ce63" office:value-type="float" office:value="120830476" calcext:value-type="float">
            <text:p>120830476</text:p>
          </table:table-cell>
          <table:table-cell table:style-name="ce65" table:formula="of:=([.I11]/[.J11])*100" office:value-type="float" office:value="0.0016717636699536" calcext:value-type="float">
            <text:p>0,001671763669954</text:p>
          </table:table-cell>
          <table:table-cell table:style-name="ce62"/>
          <table:table-cell table:style-name="ce63" office:value-type="float" office:value="1462" calcext:value-type="float">
            <text:p>1462</text:p>
          </table:table-cell>
          <table:table-cell table:style-name="ce63" office:value-type="float" office:value="1853" calcext:value-type="float">
            <text:p>1853</text:p>
          </table:table-cell>
          <table:table-cell table:style-name="ce65" table:formula="of:=([.M11]/[.N11])*100" office:value-type="float" office:value="78.8990825688073" calcext:value-type="float">
            <text:p>78,8990825688073</text:p>
          </table:table-cell>
          <table:table-cell table:style-name="ce62"/>
          <table:table-cell table:style-name="ce63" office:value-type="float" office:value="625" calcext:value-type="float">
            <text:p>625</text:p>
          </table:table-cell>
          <table:table-cell table:style-name="ce63" office:value-type="float" office:value="125190" calcext:value-type="float">
            <text:p>125190</text:p>
          </table:table-cell>
          <table:table-cell table:style-name="ce65" table:formula="of:=([.Q11]/[.R11])*100" office:value-type="float" office:value="0.499241153446761" calcext:value-type="float">
            <text:p>0,499241153446761</text:p>
          </table:table-cell>
          <table:table-cell table:style-name="ce61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style-name="ce2" office:value-type="string" calcext:value-type="string" table:number-columns-spanned="1" table:number-rows-spanned="6">
            <text:p>jki</text:p>
          </table:table-cell>
          <table:table-cell table:style-name="ce8" office:value-type="string" calcext:value-type="string" table:number-columns-spanned="1" table:number-rows-spanned="3">
            <text:p>normal</text:p>
          </table:table-cell>
          <table:table-cell table:style-name="ce14" office:value-type="string" calcext:value-type="string" table:number-columns-spanned="1" table:number-rows-spanned="3">
            <text:p>0.255048</text:p>
          </table:table-cell>
          <table:table-cell table:style-name="ce14" office:value-type="string" calcext:value-type="string" table:number-columns-spanned="1" table:number-rows-spanned="3">
            <text:p>15.013339</text:p>
          </table:table-cell>
          <table:table-cell table:style-name="ce14" office:value-type="string" calcext:value-type="string" table:number-columns-spanned="1" table:number-rows-spanned="3">
            <text:p>15712.191833</text:p>
          </table:table-cell>
          <table:table-cell table:style-name="ce25" office:value-type="string" calcext:value-type="string" table:number-columns-spanned="1" table:number-rows-spanned="3">
            <text:p>174215.734553</text:p>
          </table:table-cell>
          <table:table-cell/>
          <table:table-cell table:style-name="ce61"/>
          <table:table-cell table:style-name="ce63" office:value-type="string" calcext:value-type="string">
            <text:p>0.330921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32716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32420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3" office:value-type="float" office:value="1902" calcext:value-type="float">
            <text:p>1902</text:p>
          </table:table-cell>
          <table:table-cell table:style-name="ce63" office:value-type="float" office:value="120842037" calcext:value-type="float">
            <text:p>120842037</text:p>
          </table:table-cell>
          <table:table-cell table:style-name="ce65" table:formula="of:=([.I14]/[.J14])*100" office:value-type="float" office:value="0.00157395559295314" calcext:value-type="float">
            <text:p>0,001573955592953</text:p>
          </table:table-cell>
          <table:table-cell table:style-name="ce62"/>
          <table:table-cell table:style-name="ce63" office:value-type="float" office:value="1338" calcext:value-type="float">
            <text:p>1338</text:p>
          </table:table-cell>
          <table:table-cell table:style-name="ce63" office:value-type="float" office:value="1798" calcext:value-type="float">
            <text:p>1798</text:p>
          </table:table-cell>
          <table:table-cell table:style-name="ce65" table:formula="of:=([.M14]/[.N14])*100" office:value-type="float" office:value="74.4160177975528" calcext:value-type="float">
            <text:p>74,4160177975528</text:p>
          </table:table-cell>
          <table:table-cell table:style-name="ce62"/>
          <table:table-cell table:style-name="ce63" office:value-type="float" office:value="565" calcext:value-type="float">
            <text:p>565</text:p>
          </table:table-cell>
          <table:table-cell table:style-name="ce63" office:value-type="float" office:value="125578" calcext:value-type="float">
            <text:p>125578</text:p>
          </table:table-cell>
          <table:table-cell table:style-name="ce65" table:formula="of:=([.Q14]/[.R14])*100" office:value-type="float" office:value="0.449919571899537" calcext:value-type="float">
            <text:p>0,449919571899537</text:p>
          </table:table-cell>
          <table:table-cell table:style-name="ce61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covered-table-cell table:style-name="ce3"/>
          <table:table-cell table:style-name="ce40" office:value-type="string" calcext:value-type="string" table:number-columns-spanned="1" table:number-rows-spanned="3">
            <text:p>transposed</text:p>
          </table:table-cell>
          <table:table-cell table:style-name="ce14" office:value-type="string" calcext:value-type="string" table:number-columns-spanned="1" table:number-rows-spanned="3">
            <text:p>0.259492</text:p>
          </table:table-cell>
          <table:table-cell table:style-name="ce14" office:value-type="string" calcext:value-type="string" table:number-columns-spanned="1" table:number-rows-spanned="3">
            <text:p>14.810507</text:p>
          </table:table-cell>
          <table:table-cell table:style-name="ce14" office:value-type="string" calcext:value-type="string" table:number-columns-spanned="1" table:number-rows-spanned="3">
            <text:p>7462.713021</text:p>
          </table:table-cell>
          <table:table-cell table:style-name="ce25" office:value-type="string" calcext:value-type="string" table:number-columns-spanned="1" table:number-rows-spanned="3">
            <text:p>61932.283738</text:p>
          </table:table-cell>
          <table:table-cell/>
          <table:table-cell table:style-name="ce61"/>
          <table:table-cell table:style-name="ce63" office:value-type="string" calcext:value-type="string">
            <text:p>0.341444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34191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0.341492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covered-table-cell table:style-name="ce3"/>
          <table:covered-table-cell table:style-name="ce7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3" office:value-type="float" office:value="1977" calcext:value-type="float">
            <text:p>1977</text:p>
          </table:table-cell>
          <table:table-cell table:style-name="ce63" office:value-type="float" office:value="120864623" calcext:value-type="float">
            <text:p>120864623</text:p>
          </table:table-cell>
          <table:table-cell table:style-name="ce65" table:formula="of:=([.I17]/[.J17])*100" office:value-type="float" office:value="0.00163571436449192" calcext:value-type="float">
            <text:p>0,001635714364492</text:p>
          </table:table-cell>
          <table:table-cell table:style-name="ce62"/>
          <table:table-cell table:style-name="ce63" office:value-type="float" office:value="1272" calcext:value-type="float">
            <text:p>1272</text:p>
          </table:table-cell>
          <table:table-cell table:style-name="ce63" office:value-type="float" office:value="1763" calcext:value-type="float">
            <text:p>1763</text:p>
          </table:table-cell>
          <table:table-cell table:style-name="ce65" table:formula="of:=([.M17]/[.N17])*100" office:value-type="float" office:value="72.1497447532615" calcext:value-type="float">
            <text:p>72,1497447532615</text:p>
          </table:table-cell>
          <table:table-cell table:style-name="ce62"/>
          <table:table-cell table:style-name="ce63" office:value-type="float" office:value="568" calcext:value-type="float">
            <text:p>568</text:p>
          </table:table-cell>
          <table:table-cell table:style-name="ce63" office:value-type="float" office:value="124589" calcext:value-type="float">
            <text:p>124589</text:p>
          </table:table-cell>
          <table:table-cell table:style-name="ce65" table:formula="of:=([.Q17]/[.R17])*100" office:value-type="float" office:value="0.455898995898514" calcext:value-type="float">
            <text:p>0,455898995898514</text:p>
          </table:table-cell>
          <table:table-cell table:style-name="ce61"/>
        </table:table-row>
        <table:table-row table:style-name="ro1">
          <table:covered-table-cell table:style-name="ce3"/>
          <table:covered-table-cell table:style-name="ce40"/>
          <table:covered-table-cell table:number-columns-repeated="3" table:style-name="ce15"/>
          <table:covered-table-cell table:style-name="ce26"/>
          <table:table-cell/>
          <table:table-cell table:style-name="ce61"/>
          <table:table-cell table:style-name="ce62" office:value-type="string" calcext:value-type="string">
            <text:p>Size= 128</text:p>
          </table:table-cell>
          <table:table-cell table:style-name="ce62"/>
          <table:table-cell table:style-name="ce64"/>
          <table:table-cell table:style-name="ce62"/>
          <table:table-cell table:style-name="ce62" office:value-type="string" calcext:value-type="string">
            <text:p>Size= 128</text:p>
          </table:table-cell>
          <table:table-cell table:style-name="ce62"/>
          <table:table-cell table:style-name="ce64"/>
          <table:table-cell table:style-name="ce62"/>
          <table:table-cell table:style-name="ce62" office:value-type="string" calcext:value-type="string">
            <text:p>Size= 128</text:p>
          </table:table-cell>
          <table:table-cell table:style-name="ce62"/>
          <table:table-cell table:style-name="ce64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table-cell table:style-name="ce1" office:value-type="string" calcext:value-type="string" table:number-columns-spanned="3" table:number-rows-spanned="1">
            <text:p>CACHE MISS RATE</text:p>
          </table:table-cell>
          <table:covered-table-cell table:style-name="ce5"/>
          <table:covered-table-cell table:style-name="ce16"/>
          <table:table-cell table:style-name="ce13" office:value-type="string" calcext:value-type="string">
            <text:p>32x32</text:p>
          </table:table-cell>
          <table:table-cell table:style-name="ce20" office:value-type="string" calcext:value-type="string">
            <text:p>128x128</text:p>
          </table:table-cell>
          <table:table-cell table:style-name="ce20" office:value-type="string" calcext:value-type="string">
            <text:p>1024x1024</text:p>
          </table:table-cell>
          <table:table-cell table:style-name="ce24" office:value-type="string" calcext:value-type="string">
            <text:p>2048x2048</text:p>
          </table:table-cell>
          <table:table-cell table:style-name="ce61"/>
          <table:table-cell table:style-name="ce63" office:value-type="string" calcext:value-type="string">
            <text:p>19.714951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.676894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.679303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table-cell table:style-name="ce2" office:value-type="string" calcext:value-type="string" table:number-columns-spanned="1" table:number-rows-spanned="6">
            <text:p>ijk</text:p>
          </table:table-cell>
          <table:table-cell table:style-name="ce10" office:value-type="string" calcext:value-type="string" table:number-columns-spanned="1" table:number-rows-spanned="3">
            <text:p>normal</text:p>
          </table:table-cell>
          <table:table-cell table:style-name="ce17" office:value-type="string" calcext:value-type="string">
            <text:p>l1</text:p>
          </table:table-cell>
          <table:table-cell table:style-name="ce21" table:formula="of:=[.K5]" office:value-type="float" office:value="0.00157242656337601" calcext:value-type="float">
            <text:p>0,001572426563376</text:p>
          </table:table-cell>
          <table:table-cell table:style-name="ce21" table:formula="of:=[.K21]" office:value-type="float" office:value="0.0839657413157858" calcext:value-type="float">
            <text:p>0,083965741315786</text:p>
          </table:table-cell>
          <table:table-cell table:style-name="ce21" table:formula="of:=[.K37]" office:value-type="float" office:value="5.45180257382165" calcext:value-type="float">
            <text:p>5,45180257382165</text:p>
          </table:table-cell>
          <table:table-cell table:style-name="ce27" table:formula="of:=[.K53]" office:value-type="float" office:value="6.00590306690131" calcext:value-type="float">
            <text:p>6,00590306690131</text:p>
          </table:table-cell>
          <table:table-cell table:style-name="ce61"/>
          <table:table-cell table:style-name="ce63" office:value-type="float" office:value="143124" calcext:value-type="float">
            <text:p>143124</text:p>
          </table:table-cell>
          <table:table-cell table:style-name="ce63" office:value-type="float" office:value="170455233" calcext:value-type="float">
            <text:p>170455233</text:p>
          </table:table-cell>
          <table:table-cell table:style-name="ce65" table:formula="of:=([.I21]/[.J21])*100" office:value-type="float" office:value="0.0839657413157858" calcext:value-type="float">
            <text:p>0,083965741315786</text:p>
          </table:table-cell>
          <table:table-cell table:style-name="ce62"/>
          <table:table-cell table:style-name="ce63" office:value-type="float" office:value="2241" calcext:value-type="float">
            <text:p>2241</text:p>
          </table:table-cell>
          <table:table-cell table:style-name="ce63" office:value-type="float" office:value="143012" calcext:value-type="float">
            <text:p>143012</text:p>
          </table:table-cell>
          <table:table-cell table:style-name="ce65" table:formula="of:=([.M21]/[.N21])*100" office:value-type="float" office:value="1.56700137051436" calcext:value-type="float">
            <text:p>1,56700137051436</text:p>
          </table:table-cell>
          <table:table-cell table:style-name="ce62"/>
          <table:table-cell table:style-name="ce63" office:value-type="float" office:value="1260" calcext:value-type="float">
            <text:p>1260</text:p>
          </table:table-cell>
          <table:table-cell table:style-name="ce63" office:value-type="float" office:value="125527" calcext:value-type="float">
            <text:p>125527</text:p>
          </table:table-cell>
          <table:table-cell table:style-name="ce65" table:formula="of:=([.Q21]/[.R21])*100" office:value-type="float" office:value="1.00376811363292" calcext:value-type="float">
            <text:p>1,00376811363292</text:p>
          </table:table-cell>
          <table:table-cell table:style-name="ce61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5]" office:value-type="float" office:value="71.664167916042" calcext:value-type="float">
            <text:p>71,664167916042</text:p>
          </table:table-cell>
          <table:table-cell table:style-name="ce22" table:formula="of:=[.O21]" office:value-type="float" office:value="1.56700137051436" calcext:value-type="float">
            <text:p>1,56700137051436</text:p>
          </table:table-cell>
          <table:table-cell table:style-name="ce22" table:formula="of:=[.O37]" office:value-type="float" office:value="5.07256441660141" calcext:value-type="float">
            <text:p>5,07256441660141</text:p>
          </table:table-cell>
          <table:table-cell table:style-name="ce28" table:formula="of:=[.O53]" office:value-type="float" office:value="14.6486914028637" calcext:value-type="float">
            <text:p>14,6486914028637</text:p>
          </table:table-cell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5]" office:value-type="float" office:value="0.462712916461778" calcext:value-type="float">
            <text:p>0,462712916461778</text:p>
          </table:table-cell>
          <table:table-cell table:style-name="ce23" table:formula="of:=[.S21]" office:value-type="float" office:value="1.00376811363292" calcext:value-type="float">
            <text:p>1,00376811363292</text:p>
          </table:table-cell>
          <table:table-cell table:style-name="ce23" table:formula="of:=[.S37]" office:value-type="float" office:value="0.361399127139545" calcext:value-type="float">
            <text:p>0,361399127139545</text:p>
          </table:table-cell>
          <table:table-cell table:style-name="ce29" table:formula="of:=[.S53]" office:value-type="float" office:value="0.112383169071353" calcext:value-type="float">
            <text:p>0,112383169071353</text:p>
          </table:table-cell>
          <table:table-cell table:style-name="ce61"/>
          <table:table-cell table:style-name="ce63" office:value-type="string" calcext:value-type="string">
            <text:p>19.575849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.579682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.512412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covered-table-cell table:style-name="ce3"/>
          <table:table-cell table:style-name="ce43" office:value-type="string" calcext:value-type="string" table:number-columns-spanned="1" table:number-rows-spanned="3">
            <text:p>transposed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K14]" office:value-type="float" office:value="0.00157395559295314" calcext:value-type="float">
            <text:p>0,001573955592953</text:p>
          </table:table-cell>
          <table:table-cell table:style-name="ce22" table:formula="of:=[.K30]" office:value-type="float" office:value="0.0809932069272092" calcext:value-type="float">
            <text:p>0,080993206927209</text:p>
          </table:table-cell>
          <table:table-cell table:style-name="ce22" table:formula="of:=[.K46]" office:value-type="float" office:value="0.263596392742954" calcext:value-type="float">
            <text:p>0,263596392742954</text:p>
          </table:table-cell>
          <table:table-cell table:style-name="ce28" table:formula="of:=[.K62]" office:value-type="float" office:value="0.264484416724671" calcext:value-type="float">
            <text:p>0,264484416724671</text:p>
          </table:table-cell>
          <table:table-cell table:style-name="ce61"/>
          <table:table-cell table:style-name="ce63" office:value-type="float" office:value="137249" calcext:value-type="float">
            <text:p>137249</text:p>
          </table:table-cell>
          <table:table-cell table:style-name="ce63" office:value-type="float" office:value="170456063" calcext:value-type="float">
            <text:p>170456063</text:p>
          </table:table-cell>
          <table:table-cell table:style-name="ce65" table:formula="of:=([.I24]/[.J24])*100" office:value-type="float" office:value="0.0805186964807465" calcext:value-type="float">
            <text:p>0,080518696480747</text:p>
          </table:table-cell>
          <table:table-cell table:style-name="ce62"/>
          <table:table-cell table:style-name="ce63" office:value-type="float" office:value="2032" calcext:value-type="float">
            <text:p>2032</text:p>
          </table:table-cell>
          <table:table-cell table:style-name="ce63" office:value-type="float" office:value="137264" calcext:value-type="float">
            <text:p>137264</text:p>
          </table:table-cell>
          <table:table-cell table:style-name="ce65" table:formula="of:=([.M24]/[.N24])*100" office:value-type="float" office:value="1.48035901620235" calcext:value-type="float">
            <text:p>1,48035901620235</text:p>
          </table:table-cell>
          <table:table-cell table:style-name="ce62"/>
          <table:table-cell table:style-name="ce63" office:value-type="float" office:value="1074" calcext:value-type="float">
            <text:p>1074</text:p>
          </table:table-cell>
          <table:table-cell table:style-name="ce63" office:value-type="float" office:value="124779" calcext:value-type="float">
            <text:p>124779</text:p>
          </table:table-cell>
          <table:table-cell table:style-name="ce65" table:formula="of:=([.Q24]/[.R24])*100" office:value-type="float" office:value="0.860721756064722" calcext:value-type="float">
            <text:p>0,860721756064722</text:p>
          </table:table-cell>
          <table:table-cell table:style-name="ce61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14]" office:value-type="float" office:value="74.4160177975528" calcext:value-type="float">
            <text:p>74,4160177975528</text:p>
          </table:table-cell>
          <table:table-cell table:style-name="ce22" table:formula="of:=[.O30]" office:value-type="float" office:value="1.76428107171228" calcext:value-type="float">
            <text:p>1,76428107171228</text:p>
          </table:table-cell>
          <table:table-cell table:style-name="ce22" table:formula="of:=[.O46]" office:value-type="float" office:value="7.20343971262535" calcext:value-type="float">
            <text:p>7,20343971262535</text:p>
          </table:table-cell>
          <table:table-cell table:style-name="ce28" table:formula="of:=[.O62]" office:value-type="float" office:value="7.74517876305775" calcext:value-type="float">
            <text:p>7,74517876305775</text:p>
          </table:table-cell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14]" office:value-type="float" office:value="0.449919571899537" calcext:value-type="float">
            <text:p>0,449919571899537</text:p>
          </table:table-cell>
          <table:table-cell table:style-name="ce23" table:formula="of:=[.S30]" office:value-type="float" office:value="0.845601508283525" calcext:value-type="float">
            <text:p>0,845601508283525</text:p>
          </table:table-cell>
          <table:table-cell table:style-name="ce23" table:formula="of:=[.S46]" office:value-type="float" office:value="1.37994342237664" calcext:value-type="float">
            <text:p>1,37994342237664</text:p>
          </table:table-cell>
          <table:table-cell table:style-name="ce29" table:formula="of:=[.S62]" office:value-type="float" office:value="1.30406807425404" calcext:value-type="float">
            <text:p>1,30406807425404</text:p>
          </table:table-cell>
          <table:table-cell table:style-name="ce61"/>
          <table:table-cell table:style-name="ce63" office:value-type="string" calcext:value-type="string">
            <text:p>20.144657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20.090998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20.112328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table-cell table:style-name="ce4" office:value-type="string" calcext:value-type="string" table:number-columns-spanned="1" table:number-rows-spanned="3">
            <text:p>ikj</text:p>
          </table:table-cell>
          <table:table-cell table:style-name="ce43" office:value-type="string" calcext:value-type="string" table:number-columns-spanned="1" table:number-rows-spanned="3">
            <text:p>normal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K8]" office:value-type="float" office:value="0.00169574877189802" calcext:value-type="float">
            <text:p>0,001695748771898</text:p>
          </table:table-cell>
          <table:table-cell table:style-name="ce22" table:formula="of:=[.K24]" office:value-type="float" office:value="0.0805186964807465" calcext:value-type="float">
            <text:p>0,080518696480747</text:p>
          </table:table-cell>
          <table:table-cell table:style-name="ce22" table:formula="of:=[.K40]" office:value-type="float" office:value="0.261645918195562" calcext:value-type="float">
            <text:p>0,261645918195562</text:p>
          </table:table-cell>
          <table:table-cell table:style-name="ce28" table:formula="of:=[.K56]" office:value-type="float" office:value="0.26311412257712" calcext:value-type="float">
            <text:p>0,26311412257712</text:p>
          </table:table-cell>
          <table:table-cell table:style-name="ce61"/>
          <table:table-cell table:style-name="ce63" office:value-type="float" office:value="293506" calcext:value-type="float">
            <text:p>293506</text:p>
          </table:table-cell>
          <table:table-cell table:style-name="ce63" office:value-type="float" office:value="170456666" calcext:value-type="float">
            <text:p>170456666</text:p>
          </table:table-cell>
          <table:table-cell table:style-name="ce65" table:formula="of:=([.I27]/[.J27])*100" office:value-type="float" office:value="0.172188044555559" calcext:value-type="float">
            <text:p>0,172188044555559</text:p>
          </table:table-cell>
          <table:table-cell table:style-name="ce62"/>
          <table:table-cell table:style-name="ce63" office:value-type="float" office:value="3326" calcext:value-type="float">
            <text:p>3326</text:p>
          </table:table-cell>
          <table:table-cell table:style-name="ce63" office:value-type="float" office:value="279593" calcext:value-type="float">
            <text:p>279593</text:p>
          </table:table-cell>
          <table:table-cell table:style-name="ce65" table:formula="of:=([.M27]/[.N27])*100" office:value-type="float" office:value="1.18958629150229" calcext:value-type="float">
            <text:p>1,18958629150229</text:p>
          </table:table-cell>
          <table:table-cell table:style-name="ce62"/>
          <table:table-cell table:style-name="ce63" office:value-type="float" office:value="1520" calcext:value-type="float">
            <text:p>1520</text:p>
          </table:table-cell>
          <table:table-cell table:style-name="ce63" office:value-type="float" office:value="127461" calcext:value-type="float">
            <text:p>127461</text:p>
          </table:table-cell>
          <table:table-cell table:style-name="ce65" table:formula="of:=([.Q27]/[.R27])*100" office:value-type="float" office:value="1.19252163406846" calcext:value-type="float">
            <text:p>1,19252163406846</text:p>
          </table:table-cell>
          <table:table-cell table:style-name="ce61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8]" office:value-type="float" office:value="68.1725888324873" calcext:value-type="float">
            <text:p>68,1725888324873</text:p>
          </table:table-cell>
          <table:table-cell table:style-name="ce22" table:formula="of:=[.O24]" office:value-type="float" office:value="1.48035901620235" calcext:value-type="float">
            <text:p>1,48035901620235</text:p>
          </table:table-cell>
          <table:table-cell table:style-name="ce22" table:formula="of:=[.O40]" office:value-type="float" office:value="7.36250510758075" calcext:value-type="float">
            <text:p>7,36250510758075</text:p>
          </table:table-cell>
          <table:table-cell table:style-name="ce28" table:formula="of:=[.O56]" office:value-type="float" office:value="6.75785486214421" calcext:value-type="float">
            <text:p>6,75785486214421</text:p>
          </table:table-cell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8]" office:value-type="float" office:value="0.435093814590521" calcext:value-type="float">
            <text:p>0,435093814590521</text:p>
          </table:table-cell>
          <table:table-cell table:style-name="ce23" table:formula="of:=[.S24]" office:value-type="float" office:value="0.860721756064722" calcext:value-type="float">
            <text:p>0,860721756064722</text:p>
          </table:table-cell>
          <table:table-cell table:style-name="ce23" table:formula="of:=[.S40]" office:value-type="float" office:value="0.921520699884418" calcext:value-type="float">
            <text:p>0,921520699884418</text:p>
          </table:table-cell>
          <table:table-cell table:style-name="ce29" table:formula="of:=[.S56]" office:value-type="float" office:value="0.817459695772075" calcext:value-type="float">
            <text:p>0,817459695772075</text:p>
          </table:table-cell>
          <table:table-cell table:style-name="ce61"/>
          <table:table-cell table:style-name="ce63" office:value-type="string" calcext:value-type="string">
            <text:p>19.620126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.653429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.627917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table-cell table:style-name="ce2" office:value-type="string" calcext:value-type="string" table:number-columns-spanned="1" table:number-rows-spanned="6">
            <text:p>jki</text:p>
          </table:table-cell>
          <table:table-cell table:style-name="ce43" office:value-type="string" calcext:value-type="string" table:number-columns-spanned="1" table:number-rows-spanned="3">
            <text:p>normal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K11]" office:value-type="float" office:value="0.0016717636699536" calcext:value-type="float">
            <text:p>0,001671763669954</text:p>
          </table:table-cell>
          <table:table-cell table:style-name="ce22" table:formula="of:=[.K33]" office:value-type="float" office:value="0.0827029203064454" calcext:value-type="float">
            <text:p>0,082702920306445</text:p>
          </table:table-cell>
          <table:table-cell table:style-name="ce22" table:formula="of:=[.K43]" office:value-type="float" office:value="10.4189829722882" calcext:value-type="float">
            <text:p>10,4189829722882</text:p>
          </table:table-cell>
          <table:table-cell table:style-name="ce28" table:formula="of:=[.K59]" office:value-type="float" office:value="11.2816999372741" calcext:value-type="float">
            <text:p>11,2816999372741</text:p>
          </table:table-cell>
          <table:table-cell table:style-name="ce61"/>
          <table:table-cell table:style-name="ce63" office:value-type="float" office:value="138203" calcext:value-type="float">
            <text:p>138203</text:p>
          </table:table-cell>
          <table:table-cell table:style-name="ce63" office:value-type="float" office:value="170635298" calcext:value-type="float">
            <text:p>170635298</text:p>
          </table:table-cell>
          <table:table-cell table:style-name="ce65" table:formula="of:=([.I30]/[.J30])*100" office:value-type="float" office:value="0.0809932069272092" calcext:value-type="float">
            <text:p>0,080993206927209</text:p>
          </table:table-cell>
          <table:table-cell table:style-name="ce62"/>
          <table:table-cell table:style-name="ce63" office:value-type="float" office:value="2443" calcext:value-type="float">
            <text:p>2443</text:p>
          </table:table-cell>
          <table:table-cell table:style-name="ce63" office:value-type="float" office:value="138470" calcext:value-type="float">
            <text:p>138470</text:p>
          </table:table-cell>
          <table:table-cell table:style-name="ce65" table:formula="of:=([.M30]/[.N30])*100" office:value-type="float" office:value="1.76428107171228" calcext:value-type="float">
            <text:p>1,76428107171228</text:p>
          </table:table-cell>
          <table:table-cell table:style-name="ce62"/>
          <table:table-cell table:style-name="ce63" office:value-type="float" office:value="1054" calcext:value-type="float">
            <text:p>1054</text:p>
          </table:table-cell>
          <table:table-cell table:style-name="ce63" office:value-type="float" office:value="124645" calcext:value-type="float">
            <text:p>124645</text:p>
          </table:table-cell>
          <table:table-cell table:style-name="ce65" table:formula="of:=([.Q30]/[.R30])*100" office:value-type="float" office:value="0.845601508283525" calcext:value-type="float">
            <text:p>0,845601508283525</text:p>
          </table:table-cell>
          <table:table-cell table:style-name="ce61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11]" office:value-type="float" office:value="78.8990825688073" calcext:value-type="float">
            <text:p>78,8990825688073</text:p>
          </table:table-cell>
          <table:table-cell table:style-name="ce22" table:formula="of:=[.O27]" office:value-type="float" office:value="1.18958629150229" calcext:value-type="float">
            <text:p>1,18958629150229</text:p>
          </table:table-cell>
          <table:table-cell table:style-name="ce22" table:formula="of:=[.O43]" office:value-type="float" office:value="8.06459988363741" calcext:value-type="float">
            <text:p>8,06459988363741</text:p>
          </table:table-cell>
          <table:table-cell table:style-name="ce28" table:formula="of:=[.O59]" office:value-type="float" office:value="73.4478289521219" calcext:value-type="float">
            <text:p>73,4478289521219</text:p>
          </table:table-cell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11]" office:value-type="float" office:value="0.499241153446761" calcext:value-type="float">
            <text:p>0,499241153446761</text:p>
          </table:table-cell>
          <table:table-cell table:style-name="ce23" table:formula="of:=[.S27]" office:value-type="float" office:value="1.19252163406846" calcext:value-type="float">
            <text:p>1,19252163406846</text:p>
          </table:table-cell>
          <table:table-cell table:style-name="ce23" table:formula="of:=[.S43]" office:value-type="float" office:value="0.132747775275497" calcext:value-type="float">
            <text:p>0,132747775275497</text:p>
          </table:table-cell>
          <table:table-cell table:style-name="ce29" table:formula="of:=[.S59]" office:value-type="float" office:value="0.0315454895640608" calcext:value-type="float">
            <text:p>0,031545489564061</text:p>
          </table:table-cell>
          <table:table-cell table:style-name="ce61"/>
          <table:table-cell table:style-name="ce63" office:value-type="string" calcext:value-type="string">
            <text:p>19.719808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.743845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.740325</text:p>
          </table:table-cell>
          <table:table-cell table:style-name="ce63"/>
          <table:table-cell table:style-name="ce65"/>
          <table:table-cell table:style-name="ce61"/>
        </table:table-row>
        <table:table-row table:style-name="ro2">
          <table:covered-table-cell table:style-name="ce3"/>
          <table:table-cell table:style-name="ce43" office:value-type="string" calcext:value-type="string" table:number-columns-spanned="1" table:number-rows-spanned="3">
            <text:p>transposed</text:p>
          </table:table-cell>
          <table:table-cell table:style-name="ce18" office:value-type="string" calcext:value-type="string">
            <text:p>l1</text:p>
          </table:table-cell>
          <table:table-cell table:style-name="ce22" table:formula="of:=[.K17]" office:value-type="float" office:value="0.00163571436449192" calcext:value-type="float">
            <text:p>0,001635714364492</text:p>
          </table:table-cell>
          <table:table-cell table:style-name="ce22" table:formula="of:=[.K27]" office:value-type="float" office:value="0.172188044555559" calcext:value-type="float">
            <text:p>0,172188044555559</text:p>
          </table:table-cell>
          <table:table-cell table:style-name="ce22" table:formula="of:=[.K49]" office:value-type="float" office:value="0.267842703907446" calcext:value-type="float">
            <text:p>0,267842703907446</text:p>
          </table:table-cell>
          <table:table-cell table:style-name="ce28" table:formula="of:=[.K65]" office:value-type="float" office:value="0.267767525771741" calcext:value-type="float">
            <text:p>0,267767525771741</text:p>
          </table:table-cell>
          <table:table-cell table:style-name="ce61"/>
          <table:table-cell table:style-name="ce63" office:value-type="float" office:value="141418" calcext:value-type="float">
            <text:p>141418</text:p>
          </table:table-cell>
          <table:table-cell table:style-name="ce63" office:value-type="float" office:value="170995171" calcext:value-type="float">
            <text:p>170995171</text:p>
          </table:table-cell>
          <table:table-cell table:style-name="ce65" table:formula="of:=([.I33]/[.J33])*100" office:value-type="float" office:value="0.0827029203064454" calcext:value-type="float">
            <text:p>0,082702920306445</text:p>
          </table:table-cell>
          <table:table-cell table:style-name="ce62"/>
          <table:table-cell table:style-name="ce63" office:value-type="float" office:value="2413" calcext:value-type="float">
            <text:p>2413</text:p>
          </table:table-cell>
          <table:table-cell table:style-name="ce63" office:value-type="float" office:value="140644" calcext:value-type="float">
            <text:p>140644</text:p>
          </table:table-cell>
          <table:table-cell table:style-name="ce65" table:formula="of:=([.M33]/[.N33])*100" office:value-type="float" office:value="1.71567930377407" calcext:value-type="float">
            <text:p>1,71567930377407</text:p>
          </table:table-cell>
          <table:table-cell table:style-name="ce62"/>
          <table:table-cell table:style-name="ce63" office:value-type="float" office:value="1290" calcext:value-type="float">
            <text:p>1290</text:p>
          </table:table-cell>
          <table:table-cell table:style-name="ce63" office:value-type="float" office:value="126279" calcext:value-type="float">
            <text:p>126279</text:p>
          </table:table-cell>
          <table:table-cell table:style-name="ce65" table:formula="of:=([.Q33]/[.R33])*100" office:value-type="float" office:value="1.02154752571687" calcext:value-type="float">
            <text:p>1,02154752571687</text:p>
          </table:table-cell>
          <table:table-cell table:style-name="ce61"/>
        </table:table-row>
        <table:table-row table:style-name="ro2">
          <table:covered-table-cell table:style-name="ce3"/>
          <table:covered-table-cell table:style-name="ce11"/>
          <table:table-cell table:style-name="ce18" office:value-type="string" calcext:value-type="string">
            <text:p>l2</text:p>
          </table:table-cell>
          <table:table-cell table:style-name="ce22" table:formula="of:=[.O17]" office:value-type="float" office:value="72.1497447532615" calcext:value-type="float">
            <text:p>72,1497447532615</text:p>
          </table:table-cell>
          <table:table-cell table:style-name="ce22" table:formula="of:=[.O33]" office:value-type="float" office:value="1.71567930377407" calcext:value-type="float">
            <text:p>1,71567930377407</text:p>
          </table:table-cell>
          <table:table-cell table:style-name="ce22" table:formula="of:=[.O49]" office:value-type="float" office:value="7.17765670190413" calcext:value-type="float">
            <text:p>7,17765670190413</text:p>
          </table:table-cell>
          <table:table-cell table:style-name="ce28" table:formula="of:=[.O65]" office:value-type="float" office:value="7.74136604743177" calcext:value-type="float">
            <text:p>7,74136604743177</text:p>
          </table:table-cell>
          <table:table-cell table:style-name="ce61"/>
          <table:table-cell table:style-name="ce62" office:value-type="string" calcext:value-type="string">
            <text:p>Size= 1024</text:p>
          </table:table-cell>
          <table:table-cell table:style-name="ce62"/>
          <table:table-cell table:style-name="ce64"/>
          <table:table-cell table:style-name="ce62"/>
          <table:table-cell table:style-name="ce62" office:value-type="string" calcext:value-type="string">
            <text:p>Size= 1024</text:p>
          </table:table-cell>
          <table:table-cell table:style-name="ce62"/>
          <table:table-cell table:style-name="ce64"/>
          <table:table-cell table:style-name="ce62"/>
          <table:table-cell table:style-name="ce62" office:value-type="string" calcext:value-type="string">
            <text:p>Size= 1024</text:p>
          </table:table-cell>
          <table:table-cell table:style-name="ce62"/>
          <table:table-cell table:style-name="ce64"/>
          <table:table-cell table:style-name="ce61"/>
        </table:table-row>
        <table:table-row table:style-name="ro2">
          <table:covered-table-cell table:style-name="ce3"/>
          <table:covered-table-cell table:style-name="ce43"/>
          <table:table-cell table:style-name="ce19" office:value-type="string" calcext:value-type="string">
            <text:p>l3</text:p>
          </table:table-cell>
          <table:table-cell table:style-name="ce23" table:formula="of:=[.S17]" office:value-type="float" office:value="0.455898995898514" calcext:value-type="float">
            <text:p>0,455898995898514</text:p>
          </table:table-cell>
          <table:table-cell table:style-name="ce23" table:formula="of:=[.S33]" office:value-type="float" office:value="1.02154752571687" calcext:value-type="float">
            <text:p>1,02154752571687</text:p>
          </table:table-cell>
          <table:table-cell table:style-name="ce23" table:formula="of:=[.S49]" office:value-type="float" office:value="1.64893994414309" calcext:value-type="float">
            <text:p>1,64893994414309</text:p>
          </table:table-cell>
          <table:table-cell table:style-name="ce29" table:formula="of:=[.S65]" office:value-type="float" office:value="2.36988931368454" calcext:value-type="float">
            <text:p>2,36988931368454</text:p>
          </table:table-cell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9370.240493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9480.640017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0315.835748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1411801954" calcext:value-type="float">
            <text:p>1411801954</text:p>
          </table:table-cell>
          <table:table-cell table:style-name="ce63" office:value-type="float" office:value="25896057953" calcext:value-type="float">
            <text:p>25896057953</text:p>
          </table:table-cell>
          <table:table-cell table:style-name="ce65" table:formula="of:=([.I37]/[.J37])*100" office:value-type="float" office:value="5.45180257382165" calcext:value-type="float">
            <text:p>5,45180257382165</text:p>
          </table:table-cell>
          <table:table-cell table:style-name="ce62"/>
          <table:table-cell table:style-name="ce63" office:value-type="float" office:value="71693045" calcext:value-type="float">
            <text:p>71693045</text:p>
          </table:table-cell>
          <table:table-cell table:style-name="ce63" office:value-type="float" office:value="1413349129" calcext:value-type="float">
            <text:p>1413349129</text:p>
          </table:table-cell>
          <table:table-cell table:style-name="ce65" table:formula="of:=([.M37]/[.N37])*100" office:value-type="float" office:value="5.07256441660141" calcext:value-type="float">
            <text:p>5,07256441660141</text:p>
          </table:table-cell>
          <table:table-cell table:style-name="ce62"/>
          <table:table-cell table:style-name="ce63" office:value-type="float" office:value="250813" calcext:value-type="float">
            <text:p>250813</text:p>
          </table:table-cell>
          <table:table-cell table:style-name="ce63" office:value-type="float" office:value="69400555" calcext:value-type="float">
            <text:p>69400555</text:p>
          </table:table-cell>
          <table:table-cell table:style-name="ce65" table:formula="of:=([.Q37]/[.R37])*100" office:value-type="float" office:value="0.361399127139545" calcext:value-type="float">
            <text:p>0,361399127139545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9503.616618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9912.938644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8682.093146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67755045" calcext:value-type="float">
            <text:p>67755045</text:p>
          </table:table-cell>
          <table:table-cell table:style-name="ce63" office:value-type="float" office:value="25895701132" calcext:value-type="float">
            <text:p>25895701132</text:p>
          </table:table-cell>
          <table:table-cell table:style-name="ce65" table:formula="of:=([.I40]/[.J40])*100" office:value-type="float" office:value="0.261645918195562" calcext:value-type="float">
            <text:p>0,261645918195562</text:p>
          </table:table-cell>
          <table:table-cell table:style-name="ce62"/>
          <table:table-cell table:style-name="ce63" office:value-type="float" office:value="4985739" calcext:value-type="float">
            <text:p>4985739</text:p>
          </table:table-cell>
          <table:table-cell table:style-name="ce63" office:value-type="float" office:value="67717970" calcext:value-type="float">
            <text:p>67717970</text:p>
          </table:table-cell>
          <table:table-cell table:style-name="ce65" table:formula="of:=([.M40]/[.N40])*100" office:value-type="float" office:value="7.36250510758075" calcext:value-type="float">
            <text:p>7,36250510758075</text:p>
          </table:table-cell>
          <table:table-cell table:style-name="ce62"/>
          <table:table-cell table:style-name="ce63" office:value-type="float" office:value="43484" calcext:value-type="float">
            <text:p>43484</text:p>
          </table:table-cell>
          <table:table-cell table:style-name="ce63" office:value-type="float" office:value="4718722" calcext:value-type="float">
            <text:p>4718722</text:p>
          </table:table-cell>
          <table:table-cell table:style-name="ce65" table:formula="of:=([.Q40]/[.R40])*100" office:value-type="float" office:value="0.921520699884418" calcext:value-type="float">
            <text:p>0,921520699884418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15658.676177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6363.458917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047.815261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2698169628" calcext:value-type="float">
            <text:p>2698169628</text:p>
          </table:table-cell>
          <table:table-cell table:style-name="ce63" office:value-type="float" office:value="25896669907" calcext:value-type="float">
            <text:p>25896669907</text:p>
          </table:table-cell>
          <table:table-cell table:style-name="ce65" table:formula="of:=([.I43]/[.J43])*100" office:value-type="float" office:value="10.4189829722882" calcext:value-type="float">
            <text:p>10,4189829722882</text:p>
          </table:table-cell>
          <table:table-cell table:style-name="ce62"/>
          <table:table-cell table:style-name="ce63" office:value-type="float" office:value="217655349" calcext:value-type="float">
            <text:p>217655349</text:p>
          </table:table-cell>
          <table:table-cell table:style-name="ce63" office:value-type="float" office:value="2698898298" calcext:value-type="float">
            <text:p>2698898298</text:p>
          </table:table-cell>
          <table:table-cell table:style-name="ce65" table:formula="of:=([.M43]/[.N43])*100" office:value-type="float" office:value="8.06459988363741" calcext:value-type="float">
            <text:p>8,06459988363741</text:p>
          </table:table-cell>
          <table:table-cell table:style-name="ce62"/>
          <table:table-cell table:style-name="ce63" office:value-type="float" office:value="278498" calcext:value-type="float">
            <text:p>278498</text:p>
          </table:table-cell>
          <table:table-cell table:style-name="ce63" office:value-type="float" office:value="209794853" calcext:value-type="float">
            <text:p>209794853</text:p>
          </table:table-cell>
          <table:table-cell table:style-name="ce65" table:formula="of:=([.Q43]/[.R43])*100" office:value-type="float" office:value="0.132747775275497" calcext:value-type="float">
            <text:p>0,132747775275497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7515.040232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9932.152464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9933.039180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68290318" calcext:value-type="float">
            <text:p>68290318</text:p>
          </table:table-cell>
          <table:table-cell table:style-name="ce63" office:value-type="float" office:value="25907151949" calcext:value-type="float">
            <text:p>25907151949</text:p>
          </table:table-cell>
          <table:table-cell table:style-name="ce65" table:formula="of:=([.I46]/[.J46])*100" office:value-type="float" office:value="0.263596392742954" calcext:value-type="float">
            <text:p>0,263596392742954</text:p>
          </table:table-cell>
          <table:table-cell table:style-name="ce62"/>
          <table:table-cell table:style-name="ce63" office:value-type="float" office:value="4922153" calcext:value-type="float">
            <text:p>4922153</text:p>
          </table:table-cell>
          <table:table-cell table:style-name="ce63" office:value-type="float" office:value="68330592" calcext:value-type="float">
            <text:p>68330592</text:p>
          </table:table-cell>
          <table:table-cell table:style-name="ce65" table:formula="of:=([.M46]/[.N46])*100" office:value-type="float" office:value="7.20343971262535" calcext:value-type="float">
            <text:p>7,20343971262535</text:p>
          </table:table-cell>
          <table:table-cell table:style-name="ce62"/>
          <table:table-cell table:style-name="ce63" office:value-type="float" office:value="72683" calcext:value-type="float">
            <text:p>72683</text:p>
          </table:table-cell>
          <table:table-cell table:style-name="ce63" office:value-type="float" office:value="5267100" calcext:value-type="float">
            <text:p>5267100</text:p>
          </table:table-cell>
          <table:table-cell table:style-name="ce65" table:formula="of:=([.Q46]/[.R46])*100" office:value-type="float" office:value="1.37994342237664" calcext:value-type="float">
            <text:p>1,37994342237664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7469.059171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9930.487492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9928.603218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69452176" calcext:value-type="float">
            <text:p>69452176</text:p>
          </table:table-cell>
          <table:table-cell table:style-name="ce63" office:value-type="float" office:value="25930210152" calcext:value-type="float">
            <text:p>25930210152</text:p>
          </table:table-cell>
          <table:table-cell table:style-name="ce65" table:formula="of:=([.I49]/[.J49])*100" office:value-type="float" office:value="0.267842703907446" calcext:value-type="float">
            <text:p>0,267842703907446</text:p>
          </table:table-cell>
          <table:table-cell table:style-name="ce62"/>
          <table:table-cell table:style-name="ce63" office:value-type="float" office:value="4984601" calcext:value-type="float">
            <text:p>4984601</text:p>
          </table:table-cell>
          <table:table-cell table:style-name="ce63" office:value-type="float" office:value="69446077" calcext:value-type="float">
            <text:p>69446077</text:p>
          </table:table-cell>
          <table:table-cell table:style-name="ce65" table:formula="of:=([.M49]/[.N49])*100" office:value-type="float" office:value="7.17765670190413" calcext:value-type="float">
            <text:p>7,17765670190413</text:p>
          </table:table-cell>
          <table:table-cell table:style-name="ce62"/>
          <table:table-cell table:style-name="ce63" office:value-type="float" office:value="81808" calcext:value-type="float">
            <text:p>81808</text:p>
          </table:table-cell>
          <table:table-cell table:style-name="ce63" office:value-type="float" office:value="4961248" calcext:value-type="float">
            <text:p>4961248</text:p>
          </table:table-cell>
          <table:table-cell table:style-name="ce65" table:formula="of:=([.Q49]/[.R49])*100" office:value-type="float" office:value="1.64893994414309" calcext:value-type="float">
            <text:p>1,64893994414309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2" office:value-type="string" calcext:value-type="string">
            <text:p>Size= 2048</text:p>
          </table:table-cell>
          <table:table-cell table:style-name="ce62"/>
          <table:table-cell table:style-name="ce64"/>
          <table:table-cell table:style-name="ce62"/>
          <table:table-cell table:style-name="ce62" office:value-type="string" calcext:value-type="string">
            <text:p>Size= 2048</text:p>
          </table:table-cell>
          <table:table-cell table:style-name="ce62"/>
          <table:table-cell table:style-name="ce64"/>
          <table:table-cell table:style-name="ce62"/>
          <table:table-cell table:style-name="ce62" office:value-type="string" calcext:value-type="string">
            <text:p>Size= 2048</text:p>
          </table:table-cell>
          <table:table-cell table:style-name="ce62"/>
          <table:table-cell table:style-name="ce64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83338.098962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85998.718507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84334.424993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12390038175" calcext:value-type="float">
            <text:p>12390038175</text:p>
          </table:table-cell>
          <table:table-cell table:style-name="ce63" office:value-type="float" office:value="206297671424" calcext:value-type="float">
            <text:p>206297671424</text:p>
          </table:table-cell>
          <table:table-cell table:style-name="ce65" table:formula="of:=([.I53]/[.J53])*100" office:value-type="float" office:value="6.00590306690131" calcext:value-type="float">
            <text:p>6,00590306690131</text:p>
          </table:table-cell>
          <table:table-cell table:style-name="ce62"/>
          <table:table-cell table:style-name="ce63" office:value-type="float" office:value="1815006311" calcext:value-type="float">
            <text:p>1815006311</text:p>
          </table:table-cell>
          <table:table-cell table:style-name="ce63" office:value-type="float" office:value="12390228322" calcext:value-type="float">
            <text:p>12390228322</text:p>
          </table:table-cell>
          <table:table-cell table:style-name="ce65" table:formula="of:=([.M53]/[.N53])*100" office:value-type="float" office:value="14.6486914028637" calcext:value-type="float">
            <text:p>14,6486914028637</text:p>
          </table:table-cell>
          <table:table-cell table:style-name="ce62"/>
          <table:table-cell table:style-name="ce63" office:value-type="float" office:value="2102507" calcext:value-type="float">
            <text:p>2102507</text:p>
          </table:table-cell>
          <table:table-cell table:style-name="ce63" office:value-type="float" office:value="1870837971" calcext:value-type="float">
            <text:p>1870837971</text:p>
          </table:table-cell>
          <table:table-cell table:style-name="ce65" table:formula="of:=([.Q53]/[.R53])*100" office:value-type="float" office:value="0.112383169071353" calcext:value-type="float">
            <text:p>0,112383169071353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59980.030915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65259.695279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60694.901312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542815636" calcext:value-type="float">
            <text:p>542815636</text:p>
          </table:table-cell>
          <table:table-cell table:style-name="ce63" office:value-type="float" office:value="206304257135" calcext:value-type="float">
            <text:p>206304257135</text:p>
          </table:table-cell>
          <table:table-cell table:style-name="ce65" table:formula="of:=([.I56]/[.J56])*100" office:value-type="float" office:value="0.26311412257712" calcext:value-type="float">
            <text:p>0,26311412257712</text:p>
          </table:table-cell>
          <table:table-cell table:style-name="ce62"/>
          <table:table-cell table:style-name="ce63" office:value-type="float" office:value="36667067" calcext:value-type="float">
            <text:p>36667067</text:p>
          </table:table-cell>
          <table:table-cell table:style-name="ce63" office:value-type="float" office:value="542584411" calcext:value-type="float">
            <text:p>542584411</text:p>
          </table:table-cell>
          <table:table-cell table:style-name="ce65" table:formula="of:=([.M56]/[.N56])*100" office:value-type="float" office:value="6.75785486214421" calcext:value-type="float">
            <text:p>6,75785486214421</text:p>
          </table:table-cell>
          <table:table-cell table:style-name="ce62"/>
          <table:table-cell table:style-name="ce63" office:value-type="float" office:value="287922" calcext:value-type="float">
            <text:p>287922</text:p>
          </table:table-cell>
          <table:table-cell table:style-name="ce63" office:value-type="float" office:value="35221553" calcext:value-type="float">
            <text:p>35221553</text:p>
          </table:table-cell>
          <table:table-cell table:style-name="ce65" table:formula="of:=([.Q56]/[.R56])*100" office:value-type="float" office:value="0.817459695772075" calcext:value-type="float">
            <text:p>0,817459695772075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172667.459081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97858.990760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166684.114625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23275103080" calcext:value-type="float">
            <text:p>23275103080</text:p>
          </table:table-cell>
          <table:table-cell table:style-name="ce63" office:value-type="float" office:value="206308474870" calcext:value-type="float">
            <text:p>206308474870</text:p>
          </table:table-cell>
          <table:table-cell table:style-name="ce65" table:formula="of:=([.I59]/[.J59])*100" office:value-type="float" office:value="11.2816999372741" calcext:value-type="float">
            <text:p>11,2816999372741</text:p>
          </table:table-cell>
          <table:table-cell table:style-name="ce62"/>
          <table:table-cell table:style-name="ce63" office:value-type="float" office:value="16409615957" calcext:value-type="float">
            <text:p>16409615957</text:p>
          </table:table-cell>
          <table:table-cell table:style-name="ce63" office:value-type="float" office:value="22341866589" calcext:value-type="float">
            <text:p>22341866589</text:p>
          </table:table-cell>
          <table:table-cell table:style-name="ce65" table:formula="of:=([.M59]/[.N59])*100" office:value-type="float" office:value="73.4478289521219" calcext:value-type="float">
            <text:p>73,4478289521219</text:p>
          </table:table-cell>
          <table:table-cell table:style-name="ce62"/>
          <table:table-cell table:style-name="ce63" office:value-type="float" office:value="5596378" calcext:value-type="float">
            <text:p>5596378</text:p>
          </table:table-cell>
          <table:table-cell table:style-name="ce63" office:value-type="float" office:value="17740659845" calcext:value-type="float">
            <text:p>17740659845</text:p>
          </table:table-cell>
          <table:table-cell table:style-name="ce65" table:formula="of:=([.Q59]/[.R59])*100" office:value-type="float" office:value="0.0315454895640608" calcext:value-type="float">
            <text:p>0,031545489564061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61143.687873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79392.318926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60941.759121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545764683" calcext:value-type="float">
            <text:p>545764683</text:p>
          </table:table-cell>
          <table:table-cell table:style-name="ce63" office:value-type="float" office:value="206350411778" calcext:value-type="float">
            <text:p>206350411778</text:p>
          </table:table-cell>
          <table:table-cell table:style-name="ce65" table:formula="of:=([.I62]/[.J62])*100" office:value-type="float" office:value="0.264484416724671" calcext:value-type="float">
            <text:p>0,264484416724671</text:p>
          </table:table-cell>
          <table:table-cell table:style-name="ce62"/>
          <table:table-cell table:style-name="ce63" office:value-type="float" office:value="42263822" calcext:value-type="float">
            <text:p>42263822</text:p>
          </table:table-cell>
          <table:table-cell table:style-name="ce63" office:value-type="float" office:value="545679103" calcext:value-type="float">
            <text:p>545679103</text:p>
          </table:table-cell>
          <table:table-cell table:style-name="ce65" table:formula="of:=([.M62]/[.N62])*100" office:value-type="float" office:value="7.74517876305775" calcext:value-type="float">
            <text:p>7,74517876305775</text:p>
          </table:table-cell>
          <table:table-cell table:style-name="ce62"/>
          <table:table-cell table:style-name="ce63" office:value-type="float" office:value="458896" calcext:value-type="float">
            <text:p>458896</text:p>
          </table:table-cell>
          <table:table-cell table:style-name="ce63" office:value-type="float" office:value="35189574" calcext:value-type="float">
            <text:p>35189574</text:p>
          </table:table-cell>
          <table:table-cell table:style-name="ce65" table:formula="of:=([.Q62]/[.R62])*100" office:value-type="float" office:value="1.30406807425404" calcext:value-type="float">
            <text:p>1,30406807425404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string" calcext:value-type="string">
            <text:p>60600.702603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79445.709164</text:p>
          </table:table-cell>
          <table:table-cell table:style-name="ce63"/>
          <table:table-cell table:style-name="ce65"/>
          <table:table-cell table:style-name="ce62"/>
          <table:table-cell table:style-name="ce63" office:value-type="string" calcext:value-type="string">
            <text:p>61139.414517</text:p>
          </table:table-cell>
          <table:table-cell table:style-name="ce63"/>
          <table:table-cell table:style-name="ce65"/>
          <table:table-cell table:style-name="ce61"/>
        </table:table-row>
        <table:table-row table:style-name="ro1">
          <table:table-cell table:number-columns-repeated="7"/>
          <table:table-cell table:style-name="ce61"/>
          <table:table-cell table:style-name="ce63" office:value-type="float" office:value="552786402" calcext:value-type="float">
            <text:p>552786402</text:p>
          </table:table-cell>
          <table:table-cell table:style-name="ce63" office:value-type="float" office:value="206442659694" calcext:value-type="float">
            <text:p>206442659694</text:p>
          </table:table-cell>
          <table:table-cell table:style-name="ce65" table:formula="of:=([.I65]/[.J65])*100" office:value-type="float" office:value="0.267767525771741" calcext:value-type="float">
            <text:p>0,267767525771741</text:p>
          </table:table-cell>
          <table:table-cell table:style-name="ce62"/>
          <table:table-cell table:style-name="ce63" office:value-type="float" office:value="42766212" calcext:value-type="float">
            <text:p>42766212</text:p>
          </table:table-cell>
          <table:table-cell table:style-name="ce63" office:value-type="float" office:value="552437538" calcext:value-type="float">
            <text:p>552437538</text:p>
          </table:table-cell>
          <table:table-cell table:style-name="ce65" table:formula="of:=([.M65]/[.N65])*100" office:value-type="float" office:value="7.74136604743177" calcext:value-type="float">
            <text:p>7,74136604743177</text:p>
          </table:table-cell>
          <table:table-cell table:style-name="ce62"/>
          <table:table-cell table:style-name="ce63" office:value-type="float" office:value="850403" calcext:value-type="float">
            <text:p>850403</text:p>
          </table:table-cell>
          <table:table-cell table:style-name="ce63" office:value-type="float" office:value="35883659" calcext:value-type="float">
            <text:p>35883659</text:p>
          </table:table-cell>
          <table:table-cell table:style-name="ce65" table:formula="of:=([.Q65]/[.R65])*100" office:value-type="float" office:value="2.36988931368454" calcext:value-type="float">
            <text:p>2,36988931368454</text:p>
          </table:table-cell>
          <table:table-cell table:style-name="ce61"/>
        </table:table-row>
        <table:table-row table:style-name="ro1">
          <table:table-cell table:number-columns-repeated="7"/>
          <table:table-cell table:style-name="ce61" table:number-columns-repeated="7"/>
          <table:table-cell table:style-name="ce66"/>
          <table:table-cell table:style-name="ce61" table:number-columns-repeated="3"/>
          <table:table-cell table:style-name="ce66"/>
          <table:table-cell table:style-name="ce6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21:13:52.811789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4:05:18.469419211</meta:creation-date>
    <meta:generator>LibreOffice/6.0.7.3$Linux_X86_64 LibreOffice_project/00m0$Build-3</meta:generator>
    <dc:date>2020-01-13T21:24:08.874117048</dc:date>
    <meta:editing-duration>PT1H4M58S</meta:editing-duration>
    <meta:editing-cycles>4</meta:editing-cycles>
    <meta:document-statistic meta:table-count="1" meta:cell-count="433" meta:object-count="0"/>
  </office:meta>
</office:document-meta>
</file>